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885cm" fo:margin-left="4.059cm" table:align="left"/>
    </style:style>
    <style:style style:name="Table1.A" style:family="table-column">
      <style:table-column-properties style:column-width="4.445cm"/>
    </style:style>
    <style:style style:name="Table1.B" style:family="table-column">
      <style:table-column-properties style:column-width="3.4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2.752cm"/>
    </style:style>
    <style:style style:name="Table2.C" style:family="table-column">
      <style:table-column-properties style:column-width="3.784cm"/>
    </style:style>
    <style:style style:name="Table2.D"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AI</text:p>
      <text:p text:style-name="Standard"/>
      <text:p text:style-name="Standard">Trying to get rid of low cards first is a good basic strategy as high value cards are more 'powerful' or useful</text:p>
      <text:p text:style-name="Standard"/>
      <text:p text:style-name="Standard">The table below indicates the strength of cards by noting how many cards they can be played on top of (excluding cards of equal value) (Note that the low value cards can also be played on top of a 7)</text:p>
      <text:p text:style-name="Standard"/>
      <table:table table:name="Table1" table:style-name="Table1">
        <table:table-column table:style-name="Table1.A"/>
        <table:table-column table:style-name="Table1.B"/>
        <table:table-row>
          <table:table-cell table:style-name="Table1.A1" office:value-type="string">
            <text:p text:style-name="P5">Value</text:p>
          </table:table-cell>
          <table:table-cell table:style-name="Table1.B1" office:value-type="string">
            <text:p text:style-name="P5">Strength</text:p>
          </table:table-cell>
        </table:table-row>
        <table:table-row>
          <table:table-cell table:style-name="Table1.A2" office:value-type="string">
            <text:p text:style-name="P4">2</text:p>
          </table:table-cell>
          <table:table-cell table:style-name="Table1.B2" office:value-type="string">
            <text:p text:style-name="P4">Any</text:p>
          </table:table-cell>
        </table:table-row>
        <table:table-row>
          <table:table-cell table:style-name="Table1.A2" office:value-type="string">
            <text:p text:style-name="P4">3</text:p>
          </table:table-cell>
          <table:table-cell table:style-name="Table1.B2" office:value-type="string">
            <text:p text:style-name="P4">2</text:p>
          </table:table-cell>
        </table:table-row>
        <table:table-row>
          <table:table-cell table:style-name="Table1.A2" office:value-type="string">
            <text:p text:style-name="P4">4</text:p>
          </table:table-cell>
          <table:table-cell table:style-name="Table1.B2" office:value-type="string">
            <text:p text:style-name="P4">3</text:p>
          </table:table-cell>
        </table:table-row>
        <table:table-row>
          <table:table-cell table:style-name="Table1.A2" office:value-type="string">
            <text:p text:style-name="P4">5</text:p>
          </table:table-cell>
          <table:table-cell table:style-name="Table1.B2" office:value-type="string">
            <text:p text:style-name="P4">4</text:p>
          </table:table-cell>
        </table:table-row>
        <table:table-row>
          <table:table-cell table:style-name="Table1.A2" office:value-type="string">
            <text:p text:style-name="P4">6</text:p>
          </table:table-cell>
          <table:table-cell table:style-name="Table1.B2" office:value-type="string">
            <text:p text:style-name="P4">5</text:p>
          </table:table-cell>
        </table:table-row>
        <table:table-row>
          <table:table-cell table:style-name="Table1.A2" office:value-type="string">
            <text:p text:style-name="P4">7</text:p>
          </table:table-cell>
          <table:table-cell table:style-name="Table1.B2" office:value-type="string">
            <text:p text:style-name="P4">5</text:p>
          </table:table-cell>
        </table:table-row>
        <table:table-row>
          <table:table-cell table:style-name="Table1.A2" office:value-type="string">
            <text:p text:style-name="P4">8</text:p>
          </table:table-cell>
          <table:table-cell table:style-name="Table1.B2" office:value-type="string">
            <text:p text:style-name="P4">Any</text:p>
          </table:table-cell>
        </table:table-row>
        <table:table-row>
          <table:table-cell table:style-name="Table1.A2" office:value-type="string">
            <text:p text:style-name="P4">9</text:p>
          </table:table-cell>
          <table:table-cell table:style-name="Table1.B2" office:value-type="string">
            <text:p text:style-name="P4">5</text:p>
          </table:table-cell>
        </table:table-row>
        <table:table-row>
          <table:table-cell table:style-name="Table1.A2" office:value-type="string">
            <text:p text:style-name="P4">10</text:p>
          </table:table-cell>
          <table:table-cell table:style-name="Table1.B2" office:value-type="string">
            <text:p text:style-name="P4">Any</text:p>
          </table:table-cell>
        </table:table-row>
        <table:table-row>
          <table:table-cell table:style-name="Table1.A2" office:value-type="string">
            <text:p text:style-name="P4">Jack</text:p>
          </table:table-cell>
          <table:table-cell table:style-name="Table1.B2" office:value-type="string">
            <text:p text:style-name="P4">6</text:p>
          </table:table-cell>
        </table:table-row>
        <table:table-row>
          <table:table-cell table:style-name="Table1.A2" office:value-type="string">
            <text:p text:style-name="P4">Queen</text:p>
          </table:table-cell>
          <table:table-cell table:style-name="Table1.B2" office:value-type="string">
            <text:p text:style-name="P4">7</text:p>
          </table:table-cell>
        </table:table-row>
        <table:table-row>
          <table:table-cell table:style-name="Table1.A2" office:value-type="string">
            <text:p text:style-name="P4">King</text:p>
          </table:table-cell>
          <table:table-cell table:style-name="Table1.B2" office:value-type="string">
            <text:p text:style-name="P4">8</text:p>
          </table:table-cell>
        </table:table-row>
        <table:table-row>
          <table:table-cell table:style-name="Table1.A2" office:value-type="string">
            <text:p text:style-name="P4">Ace</text:p>
          </table:table-cell>
          <table:table-cell table:style-name="Table1.B2" office:value-type="string">
            <text:p text:style-name="P4">9</text:p>
          </table:table-cell>
        </table:table-row>
      </table:table>
      <text:p text:style-name="Standard"/>
      <text:p text:style-name="Standard">Trying to think of situations where this approach may not work and came up with the example,</text:p>
      <text:p text:style-name="Standard"/>
      <text:p text:style-name="Standard">Play single 3 or two 4s. <text:s/>To a human player, it is intuitively obvious that it is better to get rid of the pair of cards even though the 3 has less 'strength', but how to make a computer see this?</text:p>
      <text:p text:style-name="Standard"/>
      <text:p text:style-name="Standard">Consider what you what to minimise and maximise:</text:p>
      <text:p text:style-name="Standard"/>
      <text:p text:style-name="Standard">Want to <text:span text:style-name="T1">minimise</text:span> the number of cards in your hand </text:p>
      <text:p text:style-name="Standard">Want to <text:span text:style-name="T1">maximise</text:span> the strength of your hand</text:p>
      <text:p text:style-name="Standard"/>
      <text:p text:style-name="Standard">So can represent card combinations by a ratio which gives hand scores whereby the higher the score, the more desirable the hand.</text:p>
      <text:p text:style-name="Standard"/>
      <text:p text:style-name="P1">Hand Value / Number of Cards in Hand <text:s/>= Hand Score</text:p>
      <text:p text:style-name="P1"/>
      <text:p text:style-name="P3">Be careful of when you want to ditch all cards (ie holding 3 8s only) as this formula will lock-up</text:p>
      <text:p text:style-name="P1"/>
      <text:p text:style-name="P1"/>
      <text:p text:style-name="P1"/>
      <text:p text:style-name="P1"/>
      <text:p text:style-name="P1"/>
      <text:p text:style-name="P1"/>
      <text:p text:style-name="P1"/>
      <text:p text:style-name="P7"><text:soft-page-break/>Magic Card Considerations</text:p>
      <text:p text:style-name="P3"/>
      <text:p text:style-name="P3">It is hard to give preference to magic cards as they have different uses in different situations, and can be seen to be advantageous to your opponents in certain situations.</text:p>
      <text:p text:style-name="P3"/>
      <text:p text:style-name="P3">Play preference can be calculated for pairs of magic cards though,</text:p>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First Card</text:p>
          </table:table-cell>
          <table:table-cell table:style-name="Table2.A1" office:value-type="string">
            <text:p text:style-name="P5">Second Card</text:p>
          </table:table-cell>
          <table:table-cell table:style-name="Table2.A1" office:value-type="string">
            <text:p text:style-name="P5">Card to Play First</text:p>
          </table:table-cell>
          <table:table-cell table:style-name="Table2.D1" office:value-type="string">
            <text:p text:style-name="P5">Reason</text:p>
          </table:table-cell>
        </table:table-row>
        <table:table-row>
          <table:table-cell table:style-name="Table2.A2" office:value-type="string">
            <text:p text:style-name="P4">2</text:p>
          </table:table-cell>
          <table:table-cell table:style-name="Table2.A2" office:value-type="string">
            <text:p text:style-name="P4">7</text:p>
          </table:table-cell>
          <table:table-cell table:style-name="Table2.A2" office:value-type="string">
            <text:p text:style-name="P4">7</text:p>
          </table:table-cell>
          <table:table-cell table:style-name="Table2.D2" office:value-type="string">
            <text:p text:style-name="P4">The 7 can only be played in turn and can only be played on top of 5 other cards whereas the 2 can be played on top of any card</text:p>
          </table:table-cell>
        </table:table-row>
        <table:table-row>
          <table:table-cell table:style-name="Table2.A2" office:value-type="string">
            <text:p text:style-name="P4">2</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4">The 8 passes the play to the next player and so presents chance of opponent being trumped. <text:s/>A 2 would help your opponent short-term</text:p>
          </table:table-cell>
        </table:table-row>
        <table:table-row>
          <table:table-cell table:style-name="Table2.A2" office:value-type="string">
            <text:p text:style-name="P4">2</text:p>
          </table:table-cell>
          <table:table-cell table:style-name="Table2.A2" office:value-type="string">
            <text:p text:style-name="P4">10</text:p>
          </table:table-cell>
          <table:table-cell table:style-name="Table2.A2" office:value-type="string">
            <text:p text:style-name="P4">10</text:p>
          </table:table-cell>
          <table:table-cell table:style-name="Table2.D2" office:value-type="string">
            <text:p text:style-name="P4">Burning the pack with a 10 gives you another go so you will get rid of both cards in one go</text:p>
          </table:table-cell>
        </table:table-row>
        <table:table-row>
          <table:table-cell table:style-name="Table2.A2" office:value-type="string">
            <text:p text:style-name="P4">7</text:p>
          </table:table-cell>
          <table:table-cell table:style-name="Table2.A2" office:value-type="string">
            <text:p text:style-name="P4">8</text:p>
          </table:table-cell>
          <table:table-cell table:style-name="Table2.A2" office:value-type="string">
            <text:p text:style-name="P4">7</text:p>
          </table:table-cell>
          <table:table-cell table:style-name="Table2.D2" office:value-type="string">
            <text:p text:style-name="P4">The 7 can only be played in turn and can only be played on top of 5 other cards whereas the 8 can be played on top of any card</text:p>
          </table:table-cell>
        </table:table-row>
        <table:table-row>
          <table:table-cell table:style-name="Table2.A2" office:value-type="string">
            <text:p text:style-name="P4">7</text:p>
          </table:table-cell>
          <table:table-cell table:style-name="Table2.A2" office:value-type="string">
            <text:p text:style-name="P4">10</text:p>
          </table:table-cell>
          <table:table-cell table:style-name="Table2.A2" office:value-type="string">
            <text:p text:style-name="P4">10</text:p>
          </table:table-cell>
          <table:table-cell table:style-name="Table2.D2" office:value-type="string">
            <text:p text:style-name="P4">Burning the pack with a 10 gives you another go so you will get rid of both cards in one go</text:p>
          </table:table-cell>
        </table:table-row>
        <table:table-row>
          <table:table-cell table:style-name="Table2.A2" office:value-type="string">
            <text:p text:style-name="P4">8</text:p>
          </table:table-cell>
          <table:table-cell table:style-name="Table2.A2" office:value-type="string">
            <text:p text:style-name="P4">10</text:p>
          </table:table-cell>
          <table:table-cell table:style-name="Table2.A2" office:value-type="string">
            <text:p text:style-name="P4">10</text:p>
          </table:table-cell>
          <table:table-cell table:style-name="Table2.D2" office:value-type="string">
            <text:p text:style-name="P4">Burning the pack with a 10 gives you another go so you will get rid of both cards in one go</text:p>
          </table:table-cell>
        </table:table-row>
      </table:table>
      <text:p text:style-name="P3"/>
      <text:p text:style-name="P3">What if holding one 2 and a pair of 8s???? <text:s/>Do you play both 8s? Play one 8 if stack still exists, both if empty. <text:s/>Playing both would mean picking up 2 cards and risk weakening your 3 card hand.</text:p>
      <text:p text:style-name="P3"/>
      <text:p text:style-name="P3">2,4,10 to play on a King <text:s text:c="8"/>10 to get another go, then 4, as you know 2 safe <text:s/>(this is with empty stack)</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iderations For Your Turn</text:p>
      <text:p text:style-name="P3"/>
      <text:p text:style-name="P3">Invasion possible? <text:s/></text:p>
      <text:p text:style-name="P3"><text:tab/>Should always be first move? </text:p>
      <text:p text:style-name="P3"><text:tab/>Get another go after an invasion</text:p>
      <text:p text:style-name="P3">Number of cards in your hand</text:p>
      <text:p text:style-name="P3"><text:tab/>Especially if down to last few (and stack is empty)</text:p>
      <text:p text:style-name="P3"><text:tab/>Preference to shed cards when a lot of cards in hand</text:p>
      <text:p text:style-name="P3"><text:tab/>But would you play 2 aces in 1 move early in the game when still cards to pick up?</text:p>
      <text:p text:style-name="P3">Number of cards in opponents hand</text:p>
      <text:p text:style-name="P3"><text:tab/>How likely will they be able to trump your play? </text:p>
      <text:p text:style-name="P3"><text:tab/>Especially if opponent playing face down cards – go high to make it harder for them to beat?</text:p>
      <text:p text:style-name="P3"><text:tab/>Their preference will probably be to shed cards </text:p>
      <text:p text:style-name="P3">Number of other players</text:p>
      <text:p text:style-name="P3"><text:tab/>How quickly will it come back round to you?</text:p>
      <text:p text:style-name="P3">Number of cards in stack</text:p>
      <text:p text:style-name="P3"><text:tab/>Measure of game progress</text:p>
      <text:p text:style-name="P8"><text:tab/>Might want to hold on to magic / strong cards until stack empty?</text:p>
      <text:p text:style-name="P3"><text:tab/>Preference to screw opponents when stack empty</text:p>
      <text:p text:style-name="P3"><text:tab/>Preference to shed cards when stack full</text:p>
      <text:p text:style-name="P3">Opponents visible cards</text:p>
      <text:p text:style-name="P3"><text:tab/>Play a card they can't trump</text:p>
      <text:p text:style-name="P3"><text:tab/>But only when pile is substantial? Low pick-up for next player &lt; Shed lots of cards</text:p>
      <text:p text:style-name="P3"><text:tab/>Check highest up card, if can't be beat, follow normal shedding 'rules'</text:p>
      <text:p text:style-name="P3">Magic cards</text:p>
      <text:p text:style-name="P3"><text:tab/>Try to conserve magic cards?</text:p>
      <text:p text:style-name="P3"><text:tab/>Chose to only play 1 of a group of same magic card?</text:p>
      <text:p text:style-name="P3">Two cards and one is a 10, play 10 to get rid of second card in second go</text:p>
      <text:p text:style-name="P3"><text:tab/>Situations where you wouldn't do this?</text:p>
      <text:p text:style-name="P3"/>
      <text:p text:style-name="P3">Have to play magic card, or can opt to pick up????</text:p>
      <text:p text:style-name="P3"/>
      <text:p text:style-name="P7">Game has 3 Phases</text:p>
      <text:p text:style-name="P3"/>
      <text:p text:style-name="P3">Can move back and forward between phases</text:p>
      <text:p text:style-name="P3"/>
      <text:p text:style-name="P3">Phase 1</text:p>
      <text:p text:style-name="P3"><text:tab/>Cards in hand</text:p>
      <text:p text:style-name="P3"><text:tab/>Stronger consideration to shed cards</text:p>
      <text:p text:style-name="P3">Phase 2</text:p>
      <text:p text:style-name="P3"><text:tab/>Playing up cards</text:p>
      <text:p text:style-name="P3"><text:tab/>Stronger consideration to screw opponents</text:p>
      <text:p text:style-name="P3">Phase 3</text:p>
      <text:p text:style-name="P3"><text:tab/>Playing face down cards</text:p>
      <text:p text:style-name="P3"><text:tab/>Random play</text:p>
      <text:p text:style-name="P3"/>
      <text:p text:style-name="P3"/>
      <text:p text:style-name="P3"/>
      <text:p text:style-name="P3"/>
      <text:p text:style-name="P3"/>
      <text:p text:style-name="P3">Need to cater in the code for stalemate – if same plays repeated multiple times, call stalem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bo </meta:initial-creator>
    <meta:creation-date>2013-07-01T00:08:35</meta:creation-date>
    <dc:date>2013-08-18T16:33:39</dc:date>
    <dc:creator>Jimbo </dc:creator>
    <meta:editing-duration>PT36M45S</meta:editing-duration>
    <meta:editing-cycles>5</meta:editing-cycles>
    <meta:generator>LibreOffice/3.5$Linux_x86 LibreOffice_project/350m1$Build-2</meta:generator>
    <meta:document-statistic meta:table-count="2" meta:image-count="0" meta:object-count="0" meta:page-count="3" meta:paragraph-count="113" meta:word-count="811" meta:character-count="3978" meta:non-whitespace-character-count="3235"/>
  </office:meta>
</office:document-meta>
</file>